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3.422in"/>
    </style:style>
    <style:style style:name="co7" style:family="table-column">
      <style:table-column-properties fo:break-before="auto" style:column-width="5.2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hee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]+104" office:value-type="float" office:value="105">
            <text:p>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hee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2]+104" office:value-type="float" office:value="106">
            <text:p>1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hbe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3]+104" office:value-type="float" office:value="107">
            <text:p>1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hbe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4]+104" office:value-type="float" office:value="108">
            <text:p>1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hpe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5]+104" office:value-type="float" office:value="109">
            <text:p>1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hpe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6]+104" office:value-type="float" office:value="110">
            <text:p>1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string">
            <text:p>sye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7]+104" office:value-type="float" office:value="111">
            <text:p>1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sye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8]+104" office:value-type="float" office:value="112">
            <text:p>1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sbe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9]+104" office:value-type="float" office:value="113">
            <text:p>1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sbe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0]+104" office:value-type="float" office:value="114">
            <text:p>1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</text:p>
          </table:table-cell>
          <table:table-cell office:value-type="string">
            <text:p>spe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1]+104" office:value-type="float" office:value="115">
            <text:p>1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spe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2]+104" office:value-type="float" office:value="116">
            <text:p>1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stev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3]+104" office:value-type="float" office:value="117">
            <text:p>1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stev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simple driver,</text:p>
          </table:table-cell>
          <table:table-cell table:formula="of:=[.A14]+104" office:value-type="float" office:value="118">
            <text:p>1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ee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5]+104" office:value-type="float" office:value="119">
            <text:p>1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ee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6]+104" office:value-type="float" office:value="120">
            <text:p>1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hbe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7]+104" office:value-type="float" office:value="121">
            <text:p>1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z</text:p>
          </table:table-cell>
          <table:table-cell office:value-type="string">
            <text:p>hbe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8]+104" office:value-type="float" office:value="122">
            <text:p>1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hpe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19]+104" office:value-type="float" office:value="123">
            <text:p>1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hpe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0]+104" office:value-type="float" office:value="124">
            <text:p>1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sye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1]+104" office:value-type="float" office:value="125">
            <text:p>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sye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2]+104" office:value-type="float" office:value="126">
            <text:p>1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</text:p>
          </table:table-cell>
          <table:table-cell office:value-type="string">
            <text:p>sbe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3]+104" office:value-type="float" office:value="127">
            <text:p>1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</text:p>
          </table:table-cell>
          <table:table-cell office:value-type="string">
            <text:p>sbe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4]+104" office:value-type="float" office:value="128">
            <text:p>1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spe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5]+104" office:value-type="float" office:value="129">
            <text:p>1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spe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6]+104" office:value-type="float" office:value="130">
            <text:p>13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</text:p>
          </table:table-cell>
          <table:table-cell office:value-type="string">
            <text:p>stevx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7]+104" office:value-type="float" office:value="131">
            <text:p>1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</text:p>
          </table:table-cell>
          <table:table-cell office:value-type="string">
            <text:p>stevx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x.f</text:p>
          </table:table-cell>
          <table:table-cell office:value-type="float" office:value="5">
            <text:p>5</text:p>
          </table:table-cell>
          <table:table-cell office:value-type="string">
            <text:p>symmetric all eigenvalues, eigenvectors, expert driver,</text:p>
          </table:table-cell>
          <table:table-cell table:formula="of:=[.A28]+104" office:value-type="float" office:value="132">
            <text:p>1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</text:p>
          </table:table-cell>
          <table:table-cell office:value-type="string">
            <text:p>hee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29]+104" office:value-type="float" office:value="133">
            <text:p>1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</text:p>
          </table:table-cell>
          <table:table-cell office:value-type="string">
            <text:p>hee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0]+104" office:value-type="float" office:value="134">
            <text:p>1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hbe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1]+104" office:value-type="float" office:value="135">
            <text:p>1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hbe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2]+104" office:value-type="float" office:value="136">
            <text:p>1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hpe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3]+104" office:value-type="float" office:value="137">
            <text:p>13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z</text:p>
          </table:table-cell>
          <table:table-cell office:value-type="string">
            <text:p>hpe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4]+104" office:value-type="float" office:value="138">
            <text:p>1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</text:p>
          </table:table-cell>
          <table:table-cell office:value-type="string">
            <text:p>sye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5]+104" office:value-type="float" office:value="139">
            <text:p>13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sye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6]+104" office:value-type="float" office:value="140">
            <text:p>14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be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7]+104" office:value-type="float" office:value="141">
            <text:p>14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be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8]+104" office:value-type="float" office:value="142">
            <text:p>1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</text:p>
          </table:table-cell>
          <table:table-cell office:value-type="string">
            <text:p>spe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39]+104" office:value-type="float" office:value="143">
            <text:p>1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</text:p>
          </table:table-cell>
          <table:table-cell office:value-type="string">
            <text:p>spe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40]+104" office:value-type="float" office:value="144">
            <text:p>1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stevd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41]+104" office:value-type="float" office:value="145">
            <text:p>14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stevd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d.f</text:p>
          </table:table-cell>
          <table:table-cell office:value-type="float" office:value="5">
            <text:p>5</text:p>
          </table:table-cell>
          <table:table-cell office:value-type="string">
            <text:p>symmetric eigenvalues, divide and conquer, faster but more memory</text:p>
          </table:table-cell>
          <table:table-cell table:formula="of:=[.A42]+104" office:value-type="float" office:value="146">
            <text:p>14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heevr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3]+104" office:value-type="float" office:value="147">
            <text:p>14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heevr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4]+104" office:value-type="float" office:value="148">
            <text:p>14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syevr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5]+104" office:value-type="float" office:value="149">
            <text:p>14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syevr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6]+104" office:value-type="float" office:value="150">
            <text:p>1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</text:p>
          </table:table-cell>
          <table:table-cell office:value-type="string">
            <text:p>stev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7]+104" office:value-type="float" office:value="151">
            <text:p>1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string">
            <text:p>stev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vr.f</text:p>
          </table:table-cell>
          <table:table-cell office:value-type="float" office:value="5">
            <text:p>5</text:p>
          </table:table-cell>
          <table:table-cell office:value-type="string">
            <text:p>symmetric eigenvalues, Relatively robust representation, fastest and least memory</text:p>
          </table:table-cell>
          <table:table-cell table:formula="of:=[.A48]+104" office:value-type="float" office:value="152">
            <text:p>15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</text:p>
          </table:table-cell>
          <table:table-cell office:value-type="string">
            <text:p>heg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49]+104" office:value-type="float" office:value="153">
            <text:p>1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z</text:p>
          </table:table-cell>
          <table:table-cell office:value-type="string">
            <text:p>heg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0]+104" office:value-type="float" office:value="154">
            <text:p>15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hbg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1]+104" office:value-type="float" office:value="155">
            <text:p>1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hbgv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2]+104" office:value-type="float" office:value="156">
            <text:p>15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pg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3]+104" office:value-type="float" office:value="157">
            <text:p>15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pg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4]+104" office:value-type="float" office:value="158">
            <text:p>15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</text:p>
          </table:table-cell>
          <table:table-cell office:value-type="string">
            <text:p>syg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5]+104" office:value-type="float" office:value="159">
            <text:p>15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syg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6]+104" office:value-type="float" office:value="160">
            <text:p>16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sbg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7]+104" office:value-type="float" office:value="161">
            <text:p>1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sbgv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8]+104" office:value-type="float" office:value="162">
            <text:p>16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</text:p>
          </table:table-cell>
          <table:table-cell office:value-type="string">
            <text:p>spg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59]+104" office:value-type="float" office:value="163">
            <text:p>16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spg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gv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simple driver,</text:p>
          </table:table-cell>
          <table:table-cell table:formula="of:=[.A60]+104" office:value-type="float" office:value="164">
            <text:p>1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</text:p>
          </table:table-cell>
          <table:table-cell office:value-type="string">
            <text:p>heg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1]+104" office:value-type="float" office:value="165">
            <text:p>16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z</text:p>
          </table:table-cell>
          <table:table-cell office:value-type="string">
            <text:p>heg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2]+104" office:value-type="float" office:value="166">
            <text:p>1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hbg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3]+104" office:value-type="float" office:value="167">
            <text:p>1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hbgvx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4]+104" office:value-type="float" office:value="168">
            <text:p>16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hpg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5]+104" office:value-type="float" office:value="169">
            <text:p>16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z</text:p>
          </table:table-cell>
          <table:table-cell office:value-type="string">
            <text:p>hpg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6]+104" office:value-type="float" office:value="170">
            <text:p>17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</text:p>
          </table:table-cell>
          <table:table-cell office:value-type="string">
            <text:p>syg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7]+104" office:value-type="float" office:value="171">
            <text:p>17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</text:p>
          </table:table-cell>
          <table:table-cell office:value-type="string">
            <text:p>syg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8]+104" office:value-type="float" office:value="172">
            <text:p>1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sbg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69]+104" office:value-type="float" office:value="173">
            <text:p>17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sbgvx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70]+104" office:value-type="float" office:value="174">
            <text:p>17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</text:p>
          </table:table-cell>
          <table:table-cell office:value-type="string">
            <text:p>spg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71]+104" office:value-type="float" office:value="175">
            <text:p>1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</text:p>
          </table:table-cell>
          <table:table-cell office:value-type="string">
            <text:p>spg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gvx.f</text:p>
          </table:table-cell>
          <table:table-cell office:value-type="float" office:value="6">
            <text:p>6</text:p>
          </table:table-cell>
          <table:table-cell office:value-type="string">
            <text:p>symmetric generalized all eigenvalues, eigenvectors, expert driver,</text:p>
          </table:table-cell>
          <table:table-cell table:formula="of:=[.A72]+104" office:value-type="float" office:value="176">
            <text:p>17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</text:p>
          </table:table-cell>
          <table:table-cell office:value-type="string">
            <text:p>heg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3]+104" office:value-type="float" office:value="177">
            <text:p>17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z</text:p>
          </table:table-cell>
          <table:table-cell office:value-type="string">
            <text:p>hegv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4]+104" office:value-type="float" office:value="178">
            <text:p>17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hbg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5]+104" office:value-type="float" office:value="179">
            <text:p>1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hbgv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6]+104" office:value-type="float" office:value="180">
            <text:p>18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</text:p>
          </table:table-cell>
          <table:table-cell office:value-type="string">
            <text:p>hpg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7]+104" office:value-type="float" office:value="181">
            <text:p>18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z</text:p>
          </table:table-cell>
          <table:table-cell office:value-type="string">
            <text:p>hpgv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8]+104" office:value-type="float" office:value="182">
            <text:p>1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</text:p>
          </table:table-cell>
          <table:table-cell office:value-type="string">
            <text:p>syg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79]+104" office:value-type="float" office:value="183">
            <text:p>1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sygv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0]+104" office:value-type="float" office:value="184">
            <text:p>18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</text:p>
          </table:table-cell>
          <table:table-cell office:value-type="string">
            <text:p>sbg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1]+104" office:value-type="float" office:value="185">
            <text:p>1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sbgv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2]+104" office:value-type="float" office:value="186">
            <text:p>1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</text:p>
          </table:table-cell>
          <table:table-cell office:value-type="string">
            <text:p>spg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3]+104" office:value-type="float" office:value="187">
            <text:p>1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spgv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gvd.f</text:p>
          </table:table-cell>
          <table:table-cell office:value-type="float" office:value="6">
            <text:p>6</text:p>
          </table:table-cell>
          <table:table-cell office:value-type="string">
            <text:p>symmetric generalized eigenvalues, divide and conquer, faster but more memory</text:p>
          </table:table-cell>
          <table:table-cell table:formula="of:=[.A84]+104" office:value-type="float" office:value="188">
            <text:p>1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85]+104" office:value-type="float" office:value="189">
            <text:p>18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86]+104" office:value-type="float" office:value="190">
            <text:p>19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87]+104" office:value-type="float" office:value="191">
            <text:p>19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z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88]+104" office:value-type="float" office:value="192">
            <text:p>19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89]+104" office:value-type="float" office:value="193">
            <text:p>19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90]+104" office:value-type="float" office:value="194">
            <text:p>19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91]+104" office:value-type="float" office:value="195">
            <text:p>1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z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92]+104" office:value-type="float" office:value="196">
            <text:p>19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93]+104" office:value-type="float" office:value="197">
            <text:p>19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94]+104" office:value-type="float" office:value="198">
            <text:p>1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95]+104" office:value-type="float" office:value="199">
            <text:p>19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z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96]+104" office:value-type="float" office:value="200">
            <text:p>2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97]+104" office:value-type="float" office:value="201">
            <text:p>2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98]+104" office:value-type="float" office:value="202">
            <text:p>20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99]+104" office:value-type="float" office:value="203">
            <text:p>2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z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100]+104" office:value-type="float" office:value="204">
            <text:p>20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01]+104" office:value-type="float" office:value="205">
            <text:p>20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02]+104" office:value-type="float" office:value="206">
            <text:p>20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03]+104" office:value-type="float" office:value="207">
            <text:p>20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z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04]+104" office:value-type="float" office:value="208">
            <text:p>20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105]+104" office:value-type="float" office:value="209">
            <text:p>20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d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106]+104" office:value-type="float" office:value="210">
            <text:p>21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107]+104" office:value-type="float" office:value="211">
            <text:p>21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z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108]+104" office:value-type="float" office:value="212">
            <text:p>21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109]+104" office:value-type="float" office:value="213">
            <text:p>2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110]+104" office:value-type="float" office:value="214">
            <text:p>21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111]+104" office:value-type="float" office:value="215">
            <text:p>21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z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112]+104" office:value-type="float" office:value="216">
            <text:p>2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113]+104" office:value-type="float" office:value="217">
            <text:p>2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114]+104" office:value-type="float" office:value="218">
            <text:p>21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115]+104" office:value-type="float" office:value="219">
            <text:p>21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z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116]+104" office:value-type="float" office:value="220">
            <text:p>220</text:p>
          </table:table-cell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10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7-20T10:34:48</dc:date>
    <dc:creator>Sa-Lin Bernstein</dc:creator>
    <meta:editing-duration>PT00H06M37S</meta:editing-duration>
    <meta:editing-cycles>5</meta:editing-cycles>
    <meta:document-statistic meta:table-count="1" meta:cell-count="1044" meta:object-count="0"/>
  </office:meta>
</office:document-meta>
</file>